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827" officeooo:paragraph-rsid="00197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dyum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8:42:29.726006435</meta:creation-date>
    <dc:date>2023-12-15T18:43:03.097233056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